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hp_8s33gFPdQ7db24O7THpeZ5QqJyht613wHYlF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15:51:12.173494272</meta:creation-date>
    <dc:date>2024-03-20T15:51:38.741703379</dc:date>
    <meta:editing-duration>PT28S</meta:editing-duration>
    <meta:editing-cycles>1</meta:editing-cycles>
    <meta:document-statistic meta:table-count="0" meta:image-count="0" meta:object-count="0" meta:page-count="1" meta:paragraph-count="1" meta:word-count="1" meta:character-count="40" meta:non-whitespace-character-count="40"/>
    <meta:generator>LibreOffice/7.3.7.2$Linux_X86_64 LibreOffice_project/30$Build-2</meta:generator>
  </office:meta>
</office:document-meta>
</file>